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22675704956055" calcext:value-type="float">
            <text:p>0.00322675704956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6149673461914" calcext:value-type="float">
            <text:p>0.0035614967346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9887084960938" calcext:value-type="float">
            <text:p>0.00899887084960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05585289001465" calcext:value-type="float">
            <text:p>0.0090558528900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0286426544189" calcext:value-type="float">
            <text:p>0.0160286426544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403371810913" calcext:value-type="float">
            <text:p>0.109403371810913</text:p>
          </table:table-cell>
          <table:table-cell office:value-type="float" office:value="0.113410949707031" calcext:value-type="float">
            <text:p>0.1134109497070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8605117797852" calcext:value-type="float">
            <text:p>0.388605117797852</text:p>
          </table:table-cell>
          <table:table-cell office:value-type="float" office:value="0.393680334091186" calcext:value-type="float">
            <text:p>0.393680334091186</text:p>
          </table:table-cell>
          <table:table-cell office:value-type="float" office:value="0.176702737808228" calcext:value-type="float">
            <text:p>0.176702737808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5024862289429" calcext:value-type="float">
            <text:p>2.55024862289429</text:p>
          </table:table-cell>
          <table:table-cell office:value-type="float" office:value="0.437797784805298" calcext:value-type="float">
            <text:p>0.437797784805298</text:p>
          </table:table-cell>
          <table:table-cell office:value-type="float" office:value="1.29504537582397" calcext:value-type="float">
            <text:p>1.295045375823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0928237438202" calcext:value-type="float">
            <text:p>25.0928237438202</text:p>
          </table:table-cell>
          <table:table-cell office:value-type="float" office:value="43.3140318393707" calcext:value-type="float">
            <text:p>43.3140318393707</text:p>
          </table:table-cell>
          <table:table-cell office:value-type="float" office:value="11.7735421657562" calcext:value-type="float">
            <text:p>11.77354216575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.9396386146546" calcext:value-type="float">
            <text:p>88.9396386146546</text:p>
          </table:table-cell>
          <table:table-cell office:value-type="float" office:value="47.0741286277771" calcext:value-type="float">
            <text:p>47.0741286277771</text:p>
          </table:table-cell>
          <table:table-cell office:value-type="float" office:value="36.352924823761" calcext:value-type="float">
            <text:p>36.3529248237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50.6162157058716" calcext:value-type="float">
            <text:p>50.6162157058716</text:p>
          </table:table-cell>
          <table:table-cell office:value-type="float" office:value="102.182650327683" calcext:value-type="float">
            <text:p>102.1826503276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43.997034928</meta:creation-date>
    <dc:date>2019-11-06T17:21:56.409829525</dc:date>
    <meta:editing-duration>PT21M10S</meta:editing-duration>
    <meta:editing-cycles>7</meta:editing-cycles>
    <meta:generator>LibreOffice/6.0.7.3$Linux_X86_64 LibreOffice_project/00m0$Build-3</meta:generator>
    <meta:document-statistic meta:table-count="1" meta:cell-count="48" meta:object-count="0"/>
  </office:meta>
</office:document-meta>
</file>